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VEGA JIMENEZ EVA JULIETA</text:p>
      <text:p text:style-name="P12">CANT. TOTAL DE CAJAS: 9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TINGO MARIA</text:span></text:p>
      <text:p text:style-name="P5"/>
      <text:p text:style-name="P5">Recojo: <text:span text:style-name="T3">VEGA JIMENEZ EVA JULIET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2:16:2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